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200%"/>
      <style:text-properties officeooo:paragraph-rsid="002226b4"/>
    </style:style>
    <style:style style:name="P2" style:family="paragraph" style:parent-style-name="Standard">
      <style:paragraph-properties fo:line-height="200%"/>
      <style:text-properties officeooo:paragraph-rsid="002b6a73"/>
    </style:style>
    <style:style style:name="P3" style:family="paragraph" style:parent-style-name="Standard">
      <style:paragraph-properties fo:line-height="200%"/>
      <style:text-properties officeooo:paragraph-rsid="004c8f5a"/>
    </style:style>
    <style:style style:name="P4" style:family="paragraph" style:parent-style-name="Standard">
      <style:paragraph-properties fo:line-height="200%"/>
      <style:text-properties officeooo:paragraph-rsid="00618eb4"/>
    </style:style>
    <style:style style:name="P5" style:family="paragraph" style:parent-style-name="Standard">
      <style:paragraph-properties fo:line-height="200%"/>
      <style:text-properties officeooo:paragraph-rsid="0061e389"/>
    </style:style>
    <style:style style:name="P6" style:family="paragraph" style:parent-style-name="Standard">
      <style:paragraph-properties fo:line-height="200%"/>
      <style:text-properties officeooo:rsid="0017c83f" officeooo:paragraph-rsid="002977e2"/>
    </style:style>
    <style:style style:name="P7" style:family="paragraph" style:parent-style-name="Standard">
      <style:paragraph-properties fo:line-height="200%"/>
      <style:text-properties officeooo:rsid="0017c83f" officeooo:paragraph-rsid="002b6a73"/>
    </style:style>
    <style:style style:name="P8" style:family="paragraph" style:parent-style-name="Standard">
      <style:paragraph-properties fo:line-height="200%"/>
      <style:text-properties fo:font-style="normal" fo:font-weight="normal" officeooo:rsid="00642df2" officeooo:paragraph-rsid="0061e389" style:font-style-asian="normal" style:font-weight-asian="normal" style:font-style-complex="normal" style:font-weight-complex="normal"/>
    </style:style>
    <style:style style:name="T1" style:family="text">
      <style:text-properties officeooo:rsid="0017c83f"/>
    </style:style>
    <style:style style:name="T2" style:family="text">
      <style:text-properties officeooo:rsid="0035799c"/>
    </style:style>
    <style:style style:name="T3" style:family="text">
      <style:text-properties officeooo:rsid="0037b826"/>
    </style:style>
    <style:style style:name="T4" style:family="text">
      <style:text-properties fo:font-weight="bold" officeooo:rsid="00384d43" style:font-weight-asian="bold" style:font-weight-complex="bold"/>
    </style:style>
    <style:style style:name="T5" style:family="text">
      <style:text-properties fo:font-weight="normal" officeooo:rsid="00384d43" style:font-weight-asian="normal" style:font-weight-complex="normal"/>
    </style:style>
    <style:style style:name="T6" style:family="text">
      <style:text-properties fo:font-weight="normal" officeooo:rsid="00392fb4" style:font-weight-asian="normal" style:font-weight-complex="normal"/>
    </style:style>
    <style:style style:name="T7" style:family="text">
      <style:text-properties fo:font-weight="normal" officeooo:rsid="003b7e05" style:font-weight-asian="normal" style:font-weight-complex="normal"/>
    </style:style>
    <style:style style:name="T8" style:family="text">
      <style:text-properties fo:font-weight="normal" officeooo:rsid="003b996d" style:font-weight-asian="normal" style:font-weight-complex="normal"/>
    </style:style>
    <style:style style:name="T9" style:family="text">
      <style:text-properties fo:font-weight="normal" officeooo:rsid="003ce5d0" style:font-weight-asian="normal" style:font-weight-complex="normal"/>
    </style:style>
    <style:style style:name="T10" style:family="text">
      <style:text-properties fo:font-weight="normal" officeooo:rsid="003cf5ab" style:font-weight-asian="normal" style:font-weight-complex="normal"/>
    </style:style>
    <style:style style:name="T11" style:family="text">
      <style:text-properties fo:font-weight="normal" officeooo:rsid="0041f2e6" style:font-weight-asian="normal" style:font-weight-complex="normal"/>
    </style:style>
    <style:style style:name="T12" style:family="text">
      <style:text-properties fo:font-weight="normal" officeooo:rsid="00436fc1" style:font-weight-asian="normal" style:font-weight-complex="normal"/>
    </style:style>
    <style:style style:name="T13" style:family="text">
      <style:text-properties fo:font-weight="normal" officeooo:rsid="004501ca" style:font-weight-asian="normal" style:font-weight-complex="normal"/>
    </style:style>
    <style:style style:name="T14" style:family="text">
      <style:text-properties fo:font-weight="normal" officeooo:rsid="0045b6a8" style:font-weight-asian="normal" style:font-weight-complex="normal"/>
    </style:style>
    <style:style style:name="T15" style:family="text">
      <style:text-properties fo:font-weight="normal" officeooo:rsid="0047e46f" style:font-weight-asian="normal" style:font-weight-complex="normal"/>
    </style:style>
    <style:style style:name="T16" style:family="text">
      <style:text-properties fo:font-weight="normal" officeooo:rsid="004a6900" style:font-weight-asian="normal" style:font-weight-complex="normal"/>
    </style:style>
    <style:style style:name="T17" style:family="text">
      <style:text-properties fo:font-weight="normal" officeooo:rsid="004a997c" style:font-weight-asian="normal" style:font-weight-complex="normal"/>
    </style:style>
    <style:style style:name="T18" style:family="text">
      <style:text-properties fo:font-weight="normal" officeooo:rsid="004bbf13" style:font-weight-asian="normal" style:font-weight-complex="normal"/>
    </style:style>
    <style:style style:name="T19" style:family="text">
      <style:text-properties fo:font-weight="normal" officeooo:rsid="004c8f5a" style:font-weight-asian="normal" style:font-weight-complex="normal"/>
    </style:style>
    <style:style style:name="T20" style:family="text">
      <style:text-properties fo:font-weight="normal" officeooo:rsid="004e3148" style:font-weight-asian="normal" style:font-weight-complex="normal"/>
    </style:style>
    <style:style style:name="T21" style:family="text">
      <style:text-properties fo:font-weight="normal" officeooo:rsid="004ff21c" style:font-weight-asian="normal" style:font-weight-complex="normal"/>
    </style:style>
    <style:style style:name="T22" style:family="text">
      <style:text-properties fo:font-weight="normal" officeooo:rsid="005197f1" style:font-weight-asian="normal" style:font-weight-complex="normal"/>
    </style:style>
    <style:style style:name="T23" style:family="text">
      <style:text-properties fo:font-weight="normal" officeooo:rsid="00534d2d" style:font-weight-asian="normal" style:font-weight-complex="normal"/>
    </style:style>
    <style:style style:name="T24" style:family="text">
      <style:text-properties fo:font-weight="normal" officeooo:rsid="00552200" style:font-weight-asian="normal" style:font-weight-complex="normal"/>
    </style:style>
    <style:style style:name="T25" style:family="text">
      <style:text-properties fo:font-weight="normal" officeooo:rsid="00559f09" style:font-weight-asian="normal" style:font-weight-complex="normal"/>
    </style:style>
    <style:style style:name="T26" style:family="text">
      <style:text-properties fo:font-weight="normal" officeooo:rsid="0057923e" style:font-weight-asian="normal" style:font-weight-complex="normal"/>
    </style:style>
    <style:style style:name="T27" style:family="text">
      <style:text-properties fo:font-weight="normal" officeooo:rsid="005d5765" style:font-weight-asian="normal" style:font-weight-complex="normal"/>
    </style:style>
    <style:style style:name="T28" style:family="text">
      <style:text-properties fo:font-weight="normal" officeooo:rsid="005f2ddf" style:font-weight-asian="normal" style:font-weight-complex="normal"/>
    </style:style>
    <style:style style:name="T29" style:family="text">
      <style:text-properties fo:font-weight="normal" officeooo:rsid="00616893" style:font-weight-asian="normal" style:font-weight-complex="normal"/>
    </style:style>
    <style:style style:name="T30" style:family="text">
      <style:text-properties fo:font-weight="normal" officeooo:rsid="00618eb4" style:font-weight-asian="normal" style:font-weight-complex="normal"/>
    </style:style>
    <style:style style:name="T31" style:family="text">
      <style:text-properties fo:font-weight="normal" officeooo:rsid="00633ef7" style:font-weight-asian="normal" style:font-weight-complex="normal"/>
    </style:style>
    <style:style style:name="T32" style:family="text">
      <style:text-properties fo:font-weight="normal" officeooo:rsid="00646b5e" style:font-weight-asian="normal" style:font-weight-complex="normal"/>
    </style:style>
    <style:style style:name="T33" style:family="text">
      <style:text-properties fo:font-style="italic" fo:font-weight="normal" officeooo:rsid="006414e9" style:font-style-asian="italic" style:font-weight-asian="normal" style:font-style-complex="italic" style:font-weight-complex="normal"/>
    </style:style>
    <style:style style:name="T34" style:family="text">
      <style:text-properties fo:font-style="italic" fo:font-weight="normal" officeooo:rsid="00642df2" style:font-style-asian="italic" style:font-weight-asian="normal" style:font-style-complex="italic" style:font-weight-complex="normal"/>
    </style:style>
    <style:style style:name="T35" style:family="text">
      <style:text-properties officeooo:rsid="00653c4e"/>
    </style:style>
    <style:style style:name="T36" style:family="text">
      <style:text-properties officeooo:rsid="00667840"/>
    </style:style>
    <style:style style:name="T37" style:family="text">
      <style:text-properties officeooo:rsid="0067db54"/>
    </style:style>
    <style:style style:name="T38" style:family="text">
      <style:text-properties officeooo:rsid="006b95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1">Gwendolyn sat down her marker upon the map of the manor confidently, finished with a few final touches suggested to her by her council. “Is this everything, then? Our plan of attack is finished and ready to set in motion? Does anyone have anything more to say?” It was silent for a moment, and so Gwen continued. “Alright then. We’ll hit the drawbridge and retake the anti-air sling simultaneously and cut them off, trapping them in here with us. They took us by surprise with a bombardier bird last time, but the sling should still function. Move out!”</text:span></text:p>
      <text:p text:style-name="P6"><text:tab/>The group hurried downstairs and split up, each traveling through the tunnels where they felt they could easily reach their targets. Gwendolyn took with her two canaries whilst her wolf companion, Sikh, took after the sling along with two bears. Gwen’s last memory of the tunnel she now crawled through was as a chick with a kitten Lucius – playing hide and seek. As she neared its end, she found a ladder that she ascended hastily with the canaries following behind until she reached a wooden hatch. With a slight amount of force, the hen pushed up the hatch and sprang out from its position under the floorboards, finding herself and the canaries now just below the control room for the drawbridge – cornered by a <text:s/>thick-skinned rhinoceros.</text:p>
      <text:p text:style-name="P7"/>
      <text:p text:style-name="P7"><text:tab/>Summoning all their combined courage, both Shekel and Lucius stood and watched as Urod made his case before the court, the cheetah having grown to a liking of his escort-mission. “Your honor, it’s been two weeks since this trial started and the prosecution has provided nil in terms of non-circumstantial evidence. My client, as I established to you previously, may have been in Err, but that alone cannot prove he or anyone he’s associated with had anything to do with a burning, let alone the corpses. I have prepared in advance to ask: might my client and I be free to venture off to Err to investigate for ourselves, finally?”</text:p>
      <text:p text:style-name="P2"><text:tab/>“<text:span text:style-name="T2">Objection! We cannot allow this killer out of the hold of the law, lest he be granted a chance to repeat his atrocities!” shouted one of the prosecution members from the other side, earning neither a frown nor smile from the presiding eagle – only a glance.</text:span></text:p>
      <text:p text:style-name="P2"><text:soft-page-break/><text:tab/>“<text:span text:style-name="T3">With all due respect to your concerns, the client must be given a chance to properly counter you, and he is not a murderer until proven so. However, I will permit these two to venture to Err </text:span><text:span text:style-name="T4">with</text:span><text:span text:style-name="T5"> Shekel and </text:span><text:span text:style-name="T4">with</text:span><text:span text:style-name="T5"> a time constraint of three days.</text:span><text:span text:style-name="T6"> Is that a fair compromise, defense and prosecution?”</text:span></text:p>
      <text:p text:style-name="P2"><text:span text:style-name="T7">Urod nodded simply, and after a heated moment of quiet debate, the prosecution’s head nodded as well. “</text:span><text:span text:style-name="T8">Then it is settled. You will go tomorrow. </text:span><text:span text:style-name="T9">Court is now in recess!</text:span><text:span text:style-name="T8">”</text:span></text:p>
      <text:p text:style-name="P2"><text:span text:style-name="T10"/></text:p>
      <text:p text:style-name="P2"><text:span text:style-name="T10"><text:tab/>Gwen drew her blade and complimented it in her right talon with Lux’s flintlock, staring up at the head of the rhino, a well-armored beast of an animal. Her subordinate canaries – one yellow and one brown – each drew dual-rapiers and dashed to the sides of the creature</text:span><text:span text:style-name="T11">, </text:span><text:span text:style-name="T12">who raised its war-hammer over his head and smashed it upon the ground, sending a </text:span><text:span text:style-name="T13">shock-wave through the ground that knocked all three birds off their feet. “</text:span><text:span text:style-name="T14">Me Goliath. Me protect the bridge!”</text:span></text:p>
      <text:p text:style-name="P3"><text:span text:style-name="T14"><text:tab/>“</text:span><text:span text:style-name="T15">I don’t suppose then that you’d consider letting a few birdies pass you by, would you?” asked Gwen sarcastically, taking aim and </text:span><text:span text:style-name="T16">firing into the rhino’s horn, lodging the bullet into its ivor</text:span><text:span text:style-name="T17">y and admitting a roar of pain as the giant stumbled and pulled at the wound, trying to dislodge the foreign body. </text:span><text:span text:style-name="T18">She saw above him the entrance to the control room, an opportunity the canaries seized, and leaping together onto his back and opening the door, the yellow one on top managing to slip through before the rhino finished ripping the bullet out, grabbing the brown one and crushing them in his free fist before tossing her into a wall and slamming her into the afterlife with his hammer.</text:span></text:p>
      <text:p text:style-name="P3"><text:span text:style-name="T18"><text:tab/> “</text:span><text:span text:style-name="T19">Go! I’ll handle him</text:span><text:span text:style-name="T18">!” </text:span><text:span text:style-name="T20">cried Gwen, finishing a reload and using her wings to dash past the rhino, </text:span><text:span text:style-name="T21">nicking his underarm and drawing a few drops of blood, garnering Goliath’s attention. </text:span><text:span text:style-name="T22">He swung his hammer back around, missing Gwen as she used her wings once more to hop over the hammer and throw him off-balance. </text:span><text:span text:style-name="T23">Goliat</text:span><text:span text:style-name="T24">h’s hammer crashed violently into the other wall, lodging itself into the thick boards. </text:span><text:span text:style-name="T25">While at first he tried to pull out the hammer, Gwen’s next slash to the same spot on his arm forced him to relent and focus on her unarmed, </text:span><text:span text:style-name="T26">using his well-armored chest and belly as a shield to protect his more limber appendages.</text:span></text:p>
      <text:p text:style-name="P4"><text:soft-page-break/><text:span text:style-name="T27"><text:tab/>“Me big and strong! You small dumb bird! Die, small birdie!” yelled the beast, over-swinging his bloodied arm and opening himself up to another deep cut, his blood beginning to pour out now. </text:span><text:span text:style-name="T28">Beginning to lose his presence, the rhino fell backward onto his rump </text:span><text:span text:style-name="T29">and went on the defensive.</text:span></text:p>
      <text:p text:style-name="P5"><text:span text:style-name="T30"/></text:p>
      <text:p text:style-name="P5"><text:span text:style-name="T30"><text:tab/></text:span><text:span text:style-name="T32">A female</text:span><text:span text:style-name="T31"> quietly tiptoed her way into Lux’s office, getting hold of the telegram and beginning to type a letter to Twinleaf.</text:span><text:span text:style-name="T27"> </text:span></text:p>
      <text:p text:style-name="P5"><text:span text:style-name="T27"><text:tab/></text:span><text:span text:style-name="T33">Twinleaf, this is Gwendolyn. You were right ; we need you </text:span><text:span text:style-name="T34">to get Unidad involved. They’re close to finding Leora, most of our men have been killed. Please, hurry there isn’t much</text:span></text:p>
      <text:p text:style-name="P8"><text:tab/>She stopped her writing, <text:span text:style-name="T35">hearing footsteps of a patrol, </text:span><text:span text:style-name="T36">scurrying back into the shadows, </text:span><text:span text:style-name="T37">leaving behind a hay straw that fell out out of her fu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1T15:20:22.611342081</meta:creation-date>
    <dc:date>2020-05-11T18:11:35.687678980</dc:date>
    <meta:editing-duration>PT2H25M33S</meta:editing-duration>
    <meta:editing-cycles>81</meta:editing-cycles>
    <meta:generator>LibreOffice/6.4.3.2$Linux_X86_64 LibreOffice_project/40$Build-2</meta:generator>
    <meta:document-statistic meta:table-count="0" meta:image-count="0" meta:object-count="0" meta:page-count="3" meta:paragraph-count="13" meta:word-count="910" meta:character-count="5188" meta:non-whitespace-character-count="4271"/>
  </office:meta>
</office:document-meta>
</file>